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69000000FD362507C4CCF4BC38.eps" manifest:media-type="image/x-eps"/>
  <manifest:file-entry manifest:full-path="Pictures/2000000200000169000000FD2B08793D83E9576E.eps" manifest:media-type="image/x-eps"/>
  <manifest:file-entry manifest:full-path="Pictures/2000000200000169000000FD414985C995C80AED.eps" manifest:media-type="image/x-eps"/>
  <manifest:file-entry manifest:full-path="Pictures/2000000200000169000000FD7A06E846CD31EE11.eps" manifest:media-type="image/x-eps"/>
  <manifest:file-entry manifest:full-path="Pictures/2000000200000169000000FD23882DDC46AAA3EA.eps" manifest:media-type="image/x-eps"/>
  <manifest:file-entry manifest:full-path="Pictures/2000000200000169000000FD1CDF7FD90A963FE6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.25pt" officeooo:rsid="00184826" officeooo:paragraph-rsid="00184826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84826" officeooo:paragraph-rsid="00184826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rsid="00184826" officeooo:paragraph-rsid="0018482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4826" officeooo:paragraph-rsid="0018482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4826" officeooo:paragraph-rsid="00196508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96508" officeooo:paragraph-rsid="0019650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96508" officeooo:paragraph-rsid="0019650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84826" officeooo:paragraph-rsid="00184826" style:font-size-asian="12pt" style:font-size-complex="12pt"/>
    </style:style>
    <style:style style:name="T1" style:family="text">
      <style:text-properties fo:font-size="10.5pt" style:font-size-complex="10.5pt"/>
    </style:style>
    <style:style style:name="T2" style:family="text">
      <style:text-properties fo:font-size="10.5pt" officeooo:rsid="00196508" style:font-size-complex="10.5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, pitchのキャリブレーリョン</text:p>
      <text:p text:style-name="P3">H28.9.14（水）</text:p>
      <text:p text:style-name="P4"/>
      <text:p text:style-name="P8">1. 実験内容</text:p>
      <text:p text:style-name="P4">　プログラム上でuthrottle=1.5を与え,機体を台に置いた状態でroll , pitchのずれを検出する.</text:p>
      <text:p text:style-name="P4">　ずれはメインループ開始からのroll , pitchの平均値とし,データ個数を変更して何度かログをとる.</text:p>
      <text:p text:style-name="P4"/>
      <text:p text:style-name="P8">2. 結果</text:p>
      <text:p text:style-name="P4"><text:span text:style-name="T1">　2.1. データ個数500</text:span></text:p>
      <text:p text:style-name="P4"><text:span text:style-name="T1">　　データ個数を500にしてログをとったところ各モーターへの指令値は図１ , roll , pitchの値は図2のように</text:span></text:p>
      <text:p text:style-name="P4"><text:span text:style-name="T1">　なった.</text:span></text:p>
      <text:p text:style-name="P2"><draw:frame draw:style-name="fr1" draw:name="イメージ1" text:anchor-type="paragraph" svg:width="12.735cm" svg:height="8.925cm" draw:z-index="0"><draw:image xlink:href="Pictures/2000000200000169000000FD2B08793D83E9576E.eps" xlink:type="simple" xlink:show="embed" xlink:actuate="onLoad"/></draw:frame><text:span text:style-name="T1">図</text:span><text:span text:style-name="T2">1　各モーターへの指令値</text:span></text:p>
      <text:p text:style-name="P6"><draw:frame draw:style-name="fr1" draw:name="イメージ2" text:anchor-type="paragraph" svg:width="12.735cm" svg:height="8.925cm" draw:z-index="1"><draw:image xlink:href="Pictures/2000000200000169000000FD23882DDC46AAA3EA.eps" xlink:type="simple" xlink:show="embed" xlink:actuate="onLoad"/></draw:frame><text:span text:style-name="T1">図2　roll , pitchの値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5"><text:soft-page-break/><text:span text:style-name="T1">　2.</text:span><text:span text:style-name="T2">2</text:span><text:span text:style-name="T1">. データ個数</text:span><text:span text:style-name="T2">1000</text:span></text:p>
      <text:p text:style-name="P5"><text:span text:style-name="T1">　　データ個数を</text:span><text:span text:style-name="T2">1000</text:span><text:span text:style-name="T1">にしてログをとったところ各モーターへの指令値は図</text:span><text:span text:style-name="T2">3</text:span><text:span text:style-name="T1"> , roll , pitchの値は図</text:span><text:span text:style-name="T2">4</text:span><text:span text:style-name="T1">のように</text:span></text:p>
      <text:p text:style-name="P5"><text:span text:style-name="T1">　なった.</text:span></text:p>
      <text:p text:style-name="P6"><draw:frame draw:style-name="fr1" draw:name="イメージ3" text:anchor-type="paragraph" svg:width="12.735cm" svg:height="8.925cm" draw:z-index="2"><draw:image xlink:href="Pictures/2000000200000169000000FD1CDF7FD90A963FE6.eps" xlink:type="simple" xlink:show="embed" xlink:actuate="onLoad"/></draw:frame>図3　各モーターへの指令値</text:p>
      <text:p text:style-name="P6"><draw:frame draw:style-name="fr1" draw:name="イメージ4" text:anchor-type="paragraph" svg:width="12.735cm" svg:height="8.925cm" draw:z-index="3"><draw:image xlink:href="Pictures/2000000200000169000000FD414985C995C80AED.eps" xlink:type="simple" xlink:show="embed" xlink:actuate="onLoad"/></draw:frame>図4　roll , pitchの値</text:p>
      <text:p text:style-name="P7"/>
      <text:p text:style-name="P5"><text:span text:style-name="T1">　2.</text:span><text:span text:style-name="T2">3</text:span><text:span text:style-name="T1">. データ個数</text:span><text:span text:style-name="T2">1</text:span><text:span text:style-name="T1">500</text:span></text:p>
      <text:p text:style-name="P5"><text:span text:style-name="T1">　　データ個数を</text:span><text:span text:style-name="T2">1</text:span><text:span text:style-name="T1">500にしてログをとったところ各モーターへの指令値は図</text:span><text:span text:style-name="T2">5</text:span><text:span text:style-name="T1"> , roll , pitchの値は図</text:span><text:span text:style-name="T2">6</text:span><text:span text:style-name="T1">のように</text:span></text:p>
      <text:p text:style-name="P5"><text:span text:style-name="T1">　なった.</text:span></text:p>
      <text:p text:style-name="P6"><draw:frame draw:style-name="fr2" draw:name="イメージ5" text:anchor-type="paragraph" svg:width="12.735cm" svg:height="8.925cm" draw:z-index="4"><draw:image xlink:href="Pictures/2000000200000169000000FD362507C4CCF4BC38.eps" xlink:type="simple" xlink:show="embed" xlink:actuate="onLoad"/></draw:frame><text:soft-page-break/><text:span text:style-name="T1">図5　各モーターへの指令値</text:span></text:p>
      <text:p text:style-name="P6"><draw:frame draw:style-name="fr1" draw:name="イメージ6" text:anchor-type="paragraph" svg:width="12.735cm" svg:height="8.925cm" draw:z-index="5"><draw:image xlink:href="Pictures/2000000200000169000000FD7A06E846CD31EE11.eps" xlink:type="simple" xlink:show="embed" xlink:actuate="onLoad"/></draw:frame><text:span text:style-name="T1">図6　roll , pitchの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9:39:05.141024178</meta:creation-date>
    <meta:generator>LibreOffice/5.1.4.2$Linux_X86_64 LibreOffice_project/10m0$Build-2</meta:generator>
    <dc:date>2016-09-14T09:59:32.625039394</dc:date>
    <meta:editing-duration>PT9M45S</meta:editing-duration>
    <meta:editing-cycles>1</meta:editing-cycles>
    <meta:document-statistic meta:table-count="0" meta:image-count="6" meta:object-count="0" meta:page-count="3" meta:paragraph-count="21" meta:word-count="328" meta:character-count="486" meta:non-whitespace-character-count="437"/>
  </office:meta>
</office:document-meta>
</file>